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13602" officeooo:paragraph-rsid="00013602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officeooo:rsid="00013602" officeooo:paragraph-rsid="00013602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ля поиска независимо от регистра символов, нужно сделать:</text:p>
      <text:p text:style-name="P1"/>
      <text:p text:style-name="P1">В выражении EF :</text:p>
      <text:p text:style-name="P1"/>
      <text:p text:style-name="Standard">response.Result = await _db.MenuItems.Where(p =&gt; p.Name.ToLower().Contains(search.ToLower())).ToListAsync();</text:p>
      <text:p text:style-name="Standard"/>
      <text:p text:style-name="P1">Т.е. приводим к маленьким символам и БД, и поисковое выражение.</text:p>
      <text:p text:style-name="P1"/>
      <text:p text:style-name="P1">Это выражение переводит запрос EF в запрос SQL:</text:p>
      <text:p text:style-name="P1">select * from public."MenuItems" where strpos(lower("Name"),lower('мясо')) &gt; 0;</text:p>
      <text:p text:style-name="P1"/>
      <text:p text:style-name="P1">Таким образом, происходит поиск строки внутри строк.</text:p>
      <text:p text:style-name="P1">Оператор LIKE — зависим от регистра символов, оператор ILIKE — регистронезависим, но является расширением Postgres и поэтому он не используется в EF.</text:p>
      <text:p text:style-name="P1"/>
      <text:p text:style-name="P1"/>
      <text:p text:style-name="P1">Поиск работает, но происходит сканирование таблицы.</text:p>
      <text:p text:style-name="P1"/>
      <text:p text:style-name="P1">Для поиска с использованием индекса, надо сделать специальный индекс:</text:p>
      <text:p text:style-name="P2">CREATE INDEX IDX_Name_Lower ON public."MenuItems" (lower("Name"));</text:p>
      <text:p text:style-name="P2"/>
      <text:p text:style-name="P3">В этом случае, при наличии достаточного количества записей, оптимизатор будет использовать этот индекс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7T08:43:58.286468703</dc:date>
    <meta:editing-duration>PT13M42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" meta:paragraph-count="12" meta:word-count="105" meta:character-count="861" meta:non-whitespace-character-count="766"/>
  </office:meta>
</office:document-meta>
</file>